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24.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3.1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24.8cm" svg:height="0.9cm" svg:x="2.2cm" svg:y="1.9cm">
          <text:p text:style-name="P1"><text:span text:style-name="T1">INF</text:span></text:p>
          <text:p text:style-name="P1"><text:span text:style-name="T1">Entwicklung, </text:span><text:span text:style-name="T1">Veröffentlichun</text:span><text:span text:style-name="T1">g und </text:span><text:span text:style-name="T1">Dokumentation </text:span><text:span text:style-name="T1">der „Infinito – </text:span><text:span text:style-name="T1">Data </text:span><text:span text:style-name="T1">Orchestration </text:span><text:span text:style-name="T1">Plattform“ <text:s/>und </text:span><text:span text:style-name="T1">Aufbau des </text:span><text:span text:style-name="T1">Wartungs- und </text:span><text:span text:style-name="T1">Entwicklungste</text:span><text:span text:style-name="T1">am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6cm" svg:height="1.1cm" svg:x="7.4cm" svg:y="4.5cm">
          <text:p text:style-name="P1"><text:span text:style-name="T1">INF-C</text:span></text:p>
          <text:p text:style-name="P1"><text:span text:style-name="T1">Pre-Alpha-Phas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6cm" svg:height="1.1cm" svg:x="2.8cm" svg:y="4.5cm">
          <text:p text:style-name="P1"><text:span text:style-name="T1">INF-B</text:span></text:p>
          <text:p text:style-name="P1"><text:span text:style-name="T1">Projektmanagement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4.6cm" svg:y1="2.8cm" svg:x2="4.6cm" svg:y2="4.5cm" draw:start-shape="id1" draw:start-glue-point="2" draw:end-shape="id2" draw:end-glue-point="0" svg:d="M14600 2800v850h-10000v850" svg:viewBox="0 0 10001 1701">
          <text:p/>
        </draw:connector>
        <draw:connector draw:style-name="gr3" draw:text-style-name="P2" draw:layer="layout" svg:x1="9.2cm" svg:y1="4.5cm" svg:x2="14.6cm" svg:y2="2.8cm" draw:start-shape="id3" draw:start-glue-point="0" draw:end-shape="id1" draw:end-glue-point="2" svg:d="M9200 4500v-850h5400v-850" svg:viewBox="0 0 5401 1701">
          <text:p/>
        </draw:connector>
        <draw:custom-shape draw:style-name="gr2" draw:text-style-name="P1" xml:id="id16" draw:id="id16" draw:layer="layout" svg:width="3.6cm" svg:height="1.1cm" svg:x="3.1cm" svg:y="5.7cm">
          <text:p text:style-name="P1"><text:span text:style-name="T1">INF-B-1</text:span></text:p>
          <text:p text:style-name="P1"><text:span text:style-name="T1">Steuerung &amp; Controll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3.6cm" svg:height="1.1cm" svg:x="3.1cm" svg:y="6.9cm">
          <text:p text:style-name="P1"><text:span text:style-name="T1">INF-B-2</text:span></text:p>
          <text:p text:style-name="P1"><text:span text:style-name="T1">Teamentwicklu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3.6cm" svg:height="1.1cm" svg:x="3.1cm" svg:y="8.1cm">
          <text:p text:style-name="P1"><text:span text:style-name="T1">INF-B-3</text:span></text:p>
          <text:p text:style-name="P1"><text:span text:style-name="T1">Risiko-/ </text:span></text:p>
          <text:p text:style-name="P1"><text:span text:style-name="T1">Stakeholder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9" draw:id="id19" draw:layer="layout" svg:width="3.6cm" svg:height="1.1cm" svg:x="3.1cm" svg:y="9.3cm">
          <text:p text:style-name="P1"><text:span text:style-name="T1">INF-B-4</text:span></text:p>
          <text:p text:style-name="P1"><text:span text:style-name="T1">Qualitäts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0" draw:id="id20" draw:layer="layout" svg:width="3.6cm" svg:height="1.1cm" svg:x="3.1cm" svg:y="10.5cm">
          <text:p text:style-name="P1"><text:span text:style-name="T1">INF-B-5</text:span></text:p>
          <text:p text:style-name="P1"><text:span text:style-name="T1">Änderungsmanag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3.6cm" svg:height="1.1cm" svg:x="3.1cm" svg:y="11.7cm">
          <text:p text:style-name="P1"><text:span text:style-name="T1">INF-B-6</text:span></text:p>
          <text:p text:style-name="P1"><text:span text:style-name="T1">Kommunik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3.6cm" svg:height="1.1cm" svg:x="3.1cm" svg:y="12.9cm">
          <text:p text:style-name="P1"><text:span text:style-name="T1">INF-B-7</text:span></text:p>
          <text:p text:style-name="P1"><text:span text:style-name="T1">Projektabschluss-</text:span></text:p>
          <text:p text:style-name="P1"><text:span text:style-name="T1">meet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6cm" svg:height="1.1cm" svg:x="8cm" svg:y="5.7cm">
          <text:p text:style-name="P1"><text:span text:style-name="T1">INF-C-1</text:span></text:p>
          <text:p text:style-name="P1"><text:span text:style-name="T1">Kick-Off-Meet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6cm" svg:height="1.1cm" svg:x="8cm" svg:y="6.9cm">
          <text:p text:style-name="P1"><text:span text:style-name="T1">INF-C-2</text:span></text:p>
          <text:p text:style-name="P1"><text:span text:style-name="T1">Scrum-Teams bilde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6cm" svg:height="1.1cm" svg:x="8cm" svg:y="8.1cm">
          <text:p text:style-name="P1"><text:span text:style-name="T1">INF-C-3</text:span></text:p>
          <text:p text:style-name="P1"><text:span text:style-name="T1">Sprint-Planning 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3.6cm" svg:height="1.1cm" svg:x="8cm" svg:y="9.3cm">
          <text:p text:style-name="P1"><text:span text:style-name="T1">INF-C-4</text:span></text:p>
          <text:p text:style-name="P1"><text:span text:style-name="T1">Softwareentwicklung 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.6cm" svg:height="1.1cm" svg:x="8cm" svg:y="10.5cm">
          <text:p text:style-name="P1"><text:span text:style-name="T1">INF-C-5</text:span></text:p>
          <text:p text:style-name="P1"><text:span text:style-name="T1">Infrastrukturentwicklung 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3.6cm" svg:height="1.1cm" svg:x="8cm" svg:y="11.7cm">
          <text:p text:style-name="P1"><text:span text:style-name="T1">INF-C-6</text:span></text:p>
          <text:p text:style-name="P1"><text:span text:style-name="T1">Testentwicklung 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3.6cm" svg:height="1.1cm" svg:x="8cm" svg:y="12.9cm">
          <text:p text:style-name="P1"><text:span text:style-name="T1">INF-C-7</text:span></text:p>
          <text:p text:style-name="P1"><text:span text:style-name="T1">Sprint-Review 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3.6cm" svg:height="1.1cm" svg:x="8cm" svg:y="14.1cm">
          <text:p text:style-name="P1"><text:span text:style-name="T1">INF-C-8</text:span></text:p>
          <text:p text:style-name="P1"><text:span text:style-name="T1">Sprint-Retrospective 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3.6cm" svg:height="1.1cm" svg:x="8cm" svg:y="15.3cm">
          <text:p text:style-name="P1"><text:span text:style-name="T1">INF-C-9</text:span></text:p>
          <text:p text:style-name="P1"><text:span text:style-name="T1">Sprint-Planning I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3.6cm" svg:height="1.1cm" svg:x="8cm" svg:y="16.5cm">
          <text:p text:style-name="P1"><text:span text:style-name="T1">INF-C-10</text:span></text:p>
          <text:p text:style-name="P1"><text:span text:style-name="T1">Softwareentwicklung I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3.6cm" svg:height="1.1cm" svg:x="8cm" svg:y="17.7cm">
          <text:p text:style-name="P1"><text:span text:style-name="T1">INF-C-11</text:span></text:p>
          <text:p text:style-name="P1"><text:span text:style-name="T1">Infrastrukturentwicklung I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3.6cm" svg:height="1.1cm" svg:x="8cm" svg:y="18.9cm">
          <text:p text:style-name="P1"><text:span text:style-name="T1">INF-C-12</text:span></text:p>
          <text:p text:style-name="P1"><text:span text:style-name="T1">Testentwicklung I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3" draw:id="id23" draw:layer="layout" svg:width="3.6cm" svg:height="1.1cm" svg:x="8cm" svg:y="20.1cm">
          <text:p text:style-name="P1"><text:span text:style-name="T1">INF-C-13</text:span></text:p>
          <text:p text:style-name="P1"><text:span text:style-name="T1">Sprint-Review I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1cm" svg:x="8cm" svg:y="21.3cm">
          <text:p text:style-name="P1"><text:span text:style-name="T1">INF-C-8</text:span></text:p>
          <text:p text:style-name="P1"><text:span text:style-name="T1">Sprint-Retrospective I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3.6cm" svg:height="1.1cm" svg:x="8cm" svg:y="22.5cm">
          <text:p text:style-name="P1"><text:span text:style-name="T1">INF-C-15</text:span></text:p>
          <text:p text:style-name="P1"><text:span text:style-name="T1">Lear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3.6cm" svg:height="1.1cm" svg:x="8cm" svg:y="21.3cm">
          <text:p text:style-name="P1"><text:span text:style-name="T1">INF-C-14</text:span></text:p>
          <text:p text:style-name="P1"><text:span text:style-name="T1">Sprint-Retrospective I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3.6cm" svg:height="1.1cm" svg:x="8cm" svg:y="23.7cm">
          <text:p text:style-name="P1"><text:span text:style-name="T1">INF-C-16</text:span></text:p>
          <text:p text:style-name="P1"><text:span text:style-name="T1">Einbindung Kundenfeedback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3.6cm" svg:height="1.1cm" svg:x="8cm" svg:y="24.9cm">
          <text:p text:style-name="P1"><text:span text:style-name="T1">INF-C-17</text:span></text:p>
          <text:p text:style-name="P1"><text:span text:style-name="T1">Interne Dokumentation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7.4cm" svg:y1="5.05cm" svg:x2="8cm" svg:y2="6.25cm" draw:start-shape="id3" draw:start-glue-point="3" draw:end-shape="id4" draw:end-glue-point="3" svg:d="M7400 5050h-501v1200h1101" svg:viewBox="0 0 1102 1201">
          <text:p/>
        </draw:connector>
        <draw:connector draw:style-name="gr3" draw:text-style-name="P2" draw:layer="layout" svg:x1="7.4cm" svg:y1="5.05cm" svg:x2="8cm" svg:y2="7.45cm" draw:start-shape="id3" draw:start-glue-point="3" draw:end-shape="id5" draw:end-glue-point="3" svg:d="M7400 5050h-501v2400h1101" svg:viewBox="0 0 1102 2401">
          <text:p/>
        </draw:connector>
        <draw:connector draw:style-name="gr3" draw:text-style-name="P2" draw:layer="layout" svg:x1="7.4cm" svg:y1="5.05cm" svg:x2="8cm" svg:y2="8.65cm" draw:start-shape="id3" draw:start-glue-point="3" draw:end-shape="id6" draw:end-glue-point="3" svg:d="M7400 5050h-501v3600h1101" svg:viewBox="0 0 1102 3601">
          <text:p/>
        </draw:connector>
        <draw:connector draw:style-name="gr3" draw:text-style-name="P2" draw:layer="layout" svg:x1="7.4cm" svg:y1="5.05cm" svg:x2="8cm" svg:y2="9.85cm" draw:start-shape="id3" draw:start-glue-point="3" draw:end-shape="id7" draw:end-glue-point="3" svg:d="M7400 5050h-501v4800h1101" svg:viewBox="0 0 1102 4801">
          <text:p/>
        </draw:connector>
        <draw:connector draw:style-name="gr3" draw:text-style-name="P2" draw:layer="layout" svg:x1="7.4cm" svg:y1="5.05cm" svg:x2="8cm" svg:y2="11.05cm" draw:start-shape="id3" draw:start-glue-point="3" draw:end-shape="id8" draw:end-glue-point="3" svg:d="M7400 5050h-501v6000h1101" svg:viewBox="0 0 1102 6001">
          <text:p/>
        </draw:connector>
        <draw:connector draw:style-name="gr3" draw:text-style-name="P2" draw:layer="layout" svg:x1="7.4cm" svg:y1="5.05cm" svg:x2="8cm" svg:y2="12.25cm" draw:start-shape="id3" draw:start-glue-point="3" draw:end-shape="id9" draw:end-glue-point="3" svg:d="M7400 5050h-501v7200h1101" svg:viewBox="0 0 1102 7201">
          <text:p/>
        </draw:connector>
        <draw:connector draw:style-name="gr3" draw:text-style-name="P2" draw:layer="layout" svg:x1="7.4cm" svg:y1="5.05cm" svg:x2="8cm" svg:y2="13.45cm" draw:start-shape="id3" draw:start-glue-point="3" draw:end-shape="id10" draw:end-glue-point="3" svg:d="M7400 5050h-501v8400h1101" svg:viewBox="0 0 1102 8401">
          <text:p/>
        </draw:connector>
        <draw:connector draw:style-name="gr3" draw:text-style-name="P2" draw:layer="layout" svg:x1="7.4cm" svg:y1="5.05cm" svg:x2="8cm" svg:y2="14.65cm" draw:start-shape="id3" draw:start-glue-point="3" draw:end-shape="id11" draw:end-glue-point="3" svg:d="M7400 5050h-501v9600h1101" svg:viewBox="0 0 1102 9601">
          <text:p/>
        </draw:connector>
        <draw:connector draw:style-name="gr3" draw:text-style-name="P2" draw:layer="layout" svg:x1="7.4cm" svg:y1="5.05cm" svg:x2="8cm" svg:y2="15.85cm" draw:start-shape="id3" draw:start-glue-point="3" draw:end-shape="id12" draw:end-glue-point="3" svg:d="M7400 5050h-501v10800h1101" svg:viewBox="0 0 1102 10801">
          <text:p/>
        </draw:connector>
        <draw:connector draw:style-name="gr3" draw:text-style-name="P2" draw:layer="layout" svg:x1="7.4cm" svg:y1="5.05cm" svg:x2="8cm" svg:y2="17.05cm" draw:start-shape="id3" draw:start-glue-point="3" draw:end-shape="id13" draw:end-glue-point="3" svg:d="M7400 5050h-501v12000h1101" svg:viewBox="0 0 1102 12001">
          <text:p/>
        </draw:connector>
        <draw:connector draw:style-name="gr3" draw:text-style-name="P2" draw:layer="layout" svg:x1="7.4cm" svg:y1="5.05cm" svg:x2="8cm" svg:y2="18.25cm" draw:start-shape="id3" draw:start-glue-point="3" draw:end-shape="id14" draw:end-glue-point="3" svg:d="M7400 5050h-501v13200h1101" svg:viewBox="0 0 1102 13201">
          <text:p/>
        </draw:connector>
        <draw:connector draw:style-name="gr3" draw:text-style-name="P2" draw:layer="layout" svg:x1="7.4cm" svg:y1="5.05cm" svg:x2="8cm" svg:y2="19.45cm" draw:start-shape="id3" draw:start-glue-point="3" draw:end-shape="id15" draw:end-glue-point="3" svg:d="M7400 5050h-501v14400h1101" svg:viewBox="0 0 1102 14401">
          <text:p/>
        </draw:connector>
        <draw:connector draw:style-name="gr3" draw:text-style-name="P2" draw:layer="layout" svg:x1="2.8cm" svg:y1="5.05cm" svg:x2="3.1cm" svg:y2="6.25cm" draw:start-shape="id2" draw:start-glue-point="3" draw:end-shape="id16" draw:end-glue-point="3" svg:d="M2800 5050h-501v1200h801" svg:viewBox="0 0 802 1201">
          <text:p/>
        </draw:connector>
        <draw:connector draw:style-name="gr3" draw:text-style-name="P2" draw:layer="layout" svg:x1="2.8cm" svg:y1="5.05cm" svg:x2="3.1cm" svg:y2="7.45cm" draw:start-shape="id2" draw:start-glue-point="3" draw:end-shape="id17" draw:end-glue-point="3" svg:d="M2800 5050h-501v2400h801" svg:viewBox="0 0 802 2401">
          <text:p/>
        </draw:connector>
        <draw:connector draw:style-name="gr3" draw:text-style-name="P2" draw:layer="layout" svg:x1="2.8cm" svg:y1="5.05cm" svg:x2="3.1cm" svg:y2="8.65cm" draw:start-shape="id2" draw:start-glue-point="3" draw:end-shape="id18" draw:end-glue-point="3" svg:d="M2800 5050h-501v3600h801" svg:viewBox="0 0 802 3601">
          <text:p/>
        </draw:connector>
        <draw:connector draw:style-name="gr3" draw:text-style-name="P2" draw:layer="layout" svg:x1="2.8cm" svg:y1="5.05cm" svg:x2="3.1cm" svg:y2="9.85cm" draw:start-shape="id2" draw:start-glue-point="3" draw:end-shape="id19" draw:end-glue-point="3" svg:d="M2800 5050h-501v4800h801" svg:viewBox="0 0 802 4801">
          <text:p/>
        </draw:connector>
        <draw:connector draw:style-name="gr3" draw:text-style-name="P2" draw:layer="layout" svg:x1="2.8cm" svg:y1="5.05cm" svg:x2="3.1cm" svg:y2="11.05cm" draw:start-shape="id2" draw:start-glue-point="3" draw:end-shape="id20" draw:end-glue-point="3" svg:d="M2800 5050h-501v6000h801" svg:viewBox="0 0 802 6001">
          <text:p/>
        </draw:connector>
        <draw:connector draw:style-name="gr3" draw:text-style-name="P2" draw:layer="layout" svg:x1="2.8cm" svg:y1="5.05cm" svg:x2="3.1cm" svg:y2="12.25cm" draw:start-shape="id2" draw:start-glue-point="3" draw:end-shape="id21" draw:end-glue-point="3" svg:d="M2800 5050h-501v7200h801" svg:viewBox="0 0 802 7201">
          <text:p/>
        </draw:connector>
        <draw:connector draw:style-name="gr3" draw:text-style-name="P2" draw:layer="layout" svg:x1="2.8cm" svg:y1="5.05cm" svg:x2="3.1cm" svg:y2="13.45cm" draw:start-shape="id2" draw:start-glue-point="3" draw:end-shape="id22" draw:end-glue-point="3" svg:d="M2800 5050h-501v8400h801" svg:viewBox="0 0 802 8401">
          <text:p/>
        </draw:connector>
        <draw:connector draw:style-name="gr3" draw:text-style-name="P2" draw:layer="layout" svg:x1="7.4cm" svg:y1="5.05cm" svg:x2="8cm" svg:y2="20.65cm" draw:start-shape="id3" draw:start-glue-point="3" draw:end-shape="id23" draw:end-glue-point="3" svg:d="M7400 5050h-501v15600h1101" svg:viewBox="0 0 1102 15601">
          <text:p/>
        </draw:connector>
        <draw:connector draw:style-name="gr3" draw:text-style-name="P2" draw:layer="layout" svg:x1="7.4cm" svg:y1="5.05cm" svg:x2="8cm" svg:y2="21.85cm" draw:start-shape="id3" draw:start-glue-point="3" draw:end-shape="id24" draw:end-glue-point="3" svg:d="M7400 5050h-501v16800h1101" svg:viewBox="0 0 1102 16801">
          <text:p/>
        </draw:connector>
        <draw:connector draw:style-name="gr3" draw:text-style-name="P2" draw:layer="layout" svg:x1="7.4cm" svg:y1="5.05cm" svg:x2="8cm" svg:y2="23.05cm" draw:start-shape="id3" draw:start-glue-point="3" draw:end-shape="id25" draw:end-glue-point="3" svg:d="M7400 5050h-501v18000h1101" svg:viewBox="0 0 1102 18001">
          <text:p/>
        </draw:connector>
        <draw:connector draw:style-name="gr3" draw:text-style-name="P2" draw:layer="layout" svg:x1="7.4cm" svg:y1="5.05cm" svg:x2="8cm" svg:y2="24.25cm" draw:start-shape="id3" draw:start-glue-point="3" draw:end-shape="id26" draw:end-glue-point="3" svg:d="M7400 5050h-501v19200h1101" svg:viewBox="0 0 1102 19201">
          <text:p/>
        </draw:connector>
        <draw:connector draw:style-name="gr3" draw:text-style-name="P2" draw:layer="layout" svg:x1="7.4cm" svg:y1="5.05cm" svg:x2="8cm" svg:y2="25.45cm" draw:start-shape="id3" draw:start-glue-point="3" draw:end-shape="id27" draw:end-glue-point="3" svg:d="M7400 5050h-501v20400h1101" svg:viewBox="0 0 1102 20401">
          <text:p/>
        </draw:connector>
        <draw:custom-shape draw:style-name="gr2" draw:text-style-name="P1" xml:id="id28" draw:id="id28" draw:layer="layout" svg:width="3.6cm" svg:height="1.1cm" svg:x="22.535cm" svg:y="4.5cm">
          <text:p text:style-name="P1"><text:span text:style-name="T1">INF-F</text:span></text:p>
          <text:p text:style-name="P1"><text:span text:style-name="T1">Continuous-Beta-Phas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3.6cm" svg:height="1.1cm" svg:x="23.135cm" svg:y="5.7cm">
          <text:p text:style-name="P1"><text:span text:style-name="T1">INF</text:span><text:span text:style-name="T1">-F-</text:span><text:span text:style-name="T1">1</text:span></text:p>
          <text:p text:style-name="P1"><text:span text:style-name="T1">Spr</text:span><text:span text:style-name="T1">int-</text:span><text:span text:style-name="T1">Pla</text:span><text:span text:style-name="T1">nni</text:span><text:span text:style-name="T1">ng </text:span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0" draw:id="id30" draw:layer="layout" svg:width="3.6cm" svg:height="1.1cm" svg:x="23.135cm" svg:y="6.9cm">
          <text:p text:style-name="P1"><text:span text:style-name="T1">INF</text:span><text:span text:style-name="T1">-F-</text:span><text:span text:style-name="T1">3</text:span></text:p>
          <text:p text:style-name="P1"><text:span text:style-name="T1">Sof</text:span><text:span text:style-name="T1">twa</text:span><text:span text:style-name="T1">ree</text:span><text:span text:style-name="T1">ntw</text:span><text:span text:style-name="T1">ickl</text:span><text:span text:style-name="T1">ung </text:span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3.6cm" svg:height="1.1cm" svg:x="23.135cm" svg:y="8.1cm">
          <text:p text:style-name="P1"><text:span text:style-name="T1">INF-F-4</text:span></text:p>
          <text:p text:style-name="P1"><text:span text:style-name="T1">Infrastrukturentwickl</text:span><text:span text:style-name="T1">ung V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2" draw:id="id32" draw:layer="layout" svg:width="3.6cm" svg:height="1.1cm" svg:x="23.135cm" svg:y="9.3cm">
          <text:p text:style-name="P1"><text:span text:style-name="T1">INF-F-2</text:span></text:p>
          <text:p text:style-name="P1"><text:span text:style-name="T1">Testentwicklung V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3" draw:id="id33" draw:layer="layout" svg:width="3.6cm" svg:height="1.1cm" svg:x="23.135cm" svg:y="10.5cm">
          <text:p text:style-name="P1"><text:span text:style-name="T1">INF-F-5</text:span></text:p>
          <text:p text:style-name="P1"><text:span text:style-name="T1">Sprint-Review V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4" draw:id="id34" draw:layer="layout" svg:width="3.6cm" svg:height="1.1cm" svg:x="23.135cm" svg:y="11.7cm">
          <text:p text:style-name="P1"><text:span text:style-name="T1">INF-F-6</text:span></text:p>
          <text:p text:style-name="P1"><text:span text:style-name="T1">Sprint-Retrospective V 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5" draw:id="id35" draw:layer="layout" svg:width="3.6cm" svg:height="1.1cm" svg:x="23.135cm" svg:y="12.9cm">
          <text:p text:style-name="P1"><text:span text:style-name="T1">INF-F-7</text:span></text:p>
          <text:p text:style-name="P1"><text:span text:style-name="T1">Sprint-Planning V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3.6cm" svg:height="1.1cm" svg:x="23.135cm" svg:y="14.1cm">
          <text:p text:style-name="P1"><text:span text:style-name="T1">INF-F-9</text:span></text:p>
          <text:p text:style-name="P1"><text:span text:style-name="T1">Softwareentwicklung V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3.6cm" svg:height="1.1cm" svg:x="23.135cm" svg:y="15.3cm">
          <text:p text:style-name="P1"><text:span text:style-name="T1">INF-F-10</text:span></text:p>
          <text:p text:style-name="P1"><text:span text:style-name="T1">Infrastrukturentwicklung V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3.6cm" svg:height="1.1cm" svg:x="23.135cm" svg:y="16.5cm">
          <text:p text:style-name="P1"><text:span text:style-name="T1">INF-F-8</text:span></text:p>
          <text:p text:style-name="P1"><text:span text:style-name="T1">Testentwicklung V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9" draw:id="id39" draw:layer="layout" svg:width="3.6cm" svg:height="1.1cm" svg:x="23.135cm" svg:y="17.7cm">
          <text:p text:style-name="P1"><text:span text:style-name="T1">INF-F-11</text:span></text:p>
          <text:p text:style-name="P1"><text:span text:style-name="T1">Sprint-Review V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1cm" svg:x="23.135cm" svg:y="18.9cm">
          <text:p text:style-name="P1"><text:span text:style-name="T1">INF-C-8</text:span></text:p>
          <text:p text:style-name="P1"><text:span text:style-name="T1">Sprint-Retrospective I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1" draw:id="id41" draw:layer="layout" svg:width="3.6cm" svg:height="1.1cm" svg:x="23.135cm" svg:y="20.1cm">
          <text:p text:style-name="P1"><text:span text:style-name="T1">INF-F-13</text:span></text:p>
          <text:p text:style-name="P1"><text:span text:style-name="T1">Lear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0" draw:id="id40" draw:layer="layout" svg:width="3.6cm" svg:height="1.1cm" svg:x="23.135cm" svg:y="18.9cm">
          <text:p text:style-name="P1"><text:span text:style-name="T1">INF-F-12</text:span></text:p>
          <text:p text:style-name="P1"><text:span text:style-name="T1">Sprint-Retrospective V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2" draw:id="id42" draw:layer="layout" svg:width="3.6cm" svg:height="1.1cm" svg:x="23.135cm" svg:y="21.3cm">
          <text:p text:style-name="P1"><text:span text:style-name="T1">INF-F-14</text:span></text:p>
          <text:p text:style-name="P1"><text:span text:style-name="T1">Einbindung Kundenfeedback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3.6cm" svg:height="1.1cm" svg:x="23.135cm" svg:y="22.5cm">
          <text:p text:style-name="P1"><text:span text:style-name="T1">INF-F-15</text:span></text:p>
          <text:p text:style-name="P1"><text:span text:style-name="T1">Interne Dokumentation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22.535cm" svg:y1="5.05cm" svg:x2="23.135cm" svg:y2="6.25cm" draw:start-shape="id28" draw:start-glue-point="3" draw:end-shape="id29" draw:end-glue-point="3" svg:d="M22535 5050h-575v1200h1175" svg:viewBox="0 0 1176 1201">
          <text:p/>
        </draw:connector>
        <draw:connector draw:style-name="gr3" draw:text-style-name="P2" draw:layer="layout" svg:x1="22.535cm" svg:y1="5.05cm" svg:x2="23.135cm" svg:y2="7.45cm" draw:start-shape="id28" draw:start-glue-point="3" draw:end-shape="id30" draw:end-glue-point="3" svg:d="M22535 5050h-575v2400h1175" svg:viewBox="0 0 1176 2401">
          <text:p/>
        </draw:connector>
        <draw:connector draw:style-name="gr3" draw:text-style-name="P2" draw:layer="layout" svg:x1="22.535cm" svg:y1="5.05cm" svg:x2="23.135cm" svg:y2="8.65cm" draw:start-shape="id28" draw:start-glue-point="3" draw:end-shape="id31" draw:end-glue-point="3" svg:d="M22535 5050h-575v3600h1175" svg:viewBox="0 0 1176 3601">
          <text:p/>
        </draw:connector>
        <draw:connector draw:style-name="gr3" draw:text-style-name="P2" draw:layer="layout" svg:x1="22.535cm" svg:y1="5.05cm" svg:x2="23.135cm" svg:y2="9.85cm" draw:start-shape="id28" draw:start-glue-point="3" draw:end-shape="id32" draw:end-glue-point="3" svg:d="M22535 5050h-575v4800h1175" svg:viewBox="0 0 1176 4801">
          <text:p/>
        </draw:connector>
        <draw:connector draw:style-name="gr3" draw:text-style-name="P2" draw:layer="layout" svg:x1="22.535cm" svg:y1="5.05cm" svg:x2="23.135cm" svg:y2="11.05cm" draw:start-shape="id28" draw:start-glue-point="3" draw:end-shape="id33" draw:end-glue-point="3" svg:d="M22535 5050h-575v6000h1175" svg:viewBox="0 0 1176 6001">
          <text:p/>
        </draw:connector>
        <draw:connector draw:style-name="gr3" draw:text-style-name="P2" draw:layer="layout" svg:x1="22.535cm" svg:y1="5.05cm" svg:x2="23.135cm" svg:y2="12.25cm" draw:start-shape="id28" draw:start-glue-point="3" draw:end-shape="id34" draw:end-glue-point="3" svg:d="M22535 5050h-575v7200h1175" svg:viewBox="0 0 1176 7201">
          <text:p/>
        </draw:connector>
        <draw:connector draw:style-name="gr3" draw:text-style-name="P2" draw:layer="layout" svg:x1="22.535cm" svg:y1="5.05cm" svg:x2="23.135cm" svg:y2="13.45cm" draw:start-shape="id28" draw:start-glue-point="3" draw:end-shape="id35" draw:end-glue-point="3" svg:d="M22535 5050h-575v8400h1175" svg:viewBox="0 0 1176 8401">
          <text:p/>
        </draw:connector>
        <draw:connector draw:style-name="gr3" draw:text-style-name="P2" draw:layer="layout" svg:x1="22.535cm" svg:y1="5.05cm" svg:x2="23.135cm" svg:y2="14.65cm" draw:start-shape="id28" draw:start-glue-point="3" draw:end-shape="id36" draw:end-glue-point="3" svg:d="M22535 5050h-575v9600h1175" svg:viewBox="0 0 1176 9601">
          <text:p/>
        </draw:connector>
        <draw:connector draw:style-name="gr3" draw:text-style-name="P2" draw:layer="layout" svg:x1="22.535cm" svg:y1="5.05cm" svg:x2="23.135cm" svg:y2="15.85cm" draw:start-shape="id28" draw:start-glue-point="3" draw:end-shape="id37" draw:end-glue-point="3" svg:d="M22535 5050h-575v10800h1175" svg:viewBox="0 0 1176 10801">
          <text:p/>
        </draw:connector>
        <draw:connector draw:style-name="gr3" draw:text-style-name="P2" draw:layer="layout" svg:x1="22.535cm" svg:y1="5.05cm" svg:x2="23.135cm" svg:y2="17.05cm" draw:start-shape="id28" draw:start-glue-point="3" draw:end-shape="id38" draw:end-glue-point="3" svg:d="M22535 5050h-575v12000h1175" svg:viewBox="0 0 1176 12001">
          <text:p/>
        </draw:connector>
        <draw:connector draw:style-name="gr3" draw:text-style-name="P2" draw:layer="layout" svg:x1="22.535cm" svg:y1="5.05cm" svg:x2="23.135cm" svg:y2="18.25cm" draw:start-shape="id28" draw:start-glue-point="3" draw:end-shape="id39" draw:end-glue-point="3" svg:d="M22535 5050h-575v13200h1175" svg:viewBox="0 0 1176 13201">
          <text:p/>
        </draw:connector>
        <draw:connector draw:style-name="gr3" draw:text-style-name="P2" draw:layer="layout" svg:x1="22.535cm" svg:y1="5.05cm" svg:x2="23.135cm" svg:y2="19.45cm" draw:start-shape="id28" draw:start-glue-point="3" draw:end-shape="id40" draw:end-glue-point="3" svg:d="M22535 5050h-575v14400h1175" svg:viewBox="0 0 1176 14401">
          <text:p/>
        </draw:connector>
        <draw:connector draw:style-name="gr3" draw:text-style-name="P2" draw:layer="layout" svg:x1="22.535cm" svg:y1="5.05cm" svg:x2="23.135cm" svg:y2="20.65cm" draw:start-shape="id28" draw:start-glue-point="3" draw:end-shape="id41" draw:end-glue-point="3" svg:d="M22535 5050h-575v15600h1175" svg:viewBox="0 0 1176 15601">
          <text:p/>
        </draw:connector>
        <draw:connector draw:style-name="gr3" draw:text-style-name="P2" draw:layer="layout" svg:x1="22.535cm" svg:y1="5.05cm" svg:x2="23.135cm" svg:y2="21.85cm" draw:start-shape="id28" draw:start-glue-point="3" draw:end-shape="id42" draw:end-glue-point="3" svg:d="M22535 5050h-575v16800h1175" svg:viewBox="0 0 1176 16801">
          <text:p/>
        </draw:connector>
        <draw:connector draw:style-name="gr3" draw:text-style-name="P2" draw:layer="layout" svg:x1="22.535cm" svg:y1="5.05cm" svg:x2="23.135cm" svg:y2="23.05cm" draw:start-shape="id28" draw:start-glue-point="3" draw:end-shape="id43" draw:end-glue-point="3" svg:d="M22535 5050h-575v18000h1175" svg:viewBox="0 0 1176 18001">
          <text:p/>
        </draw:connector>
        <draw:connector draw:style-name="gr3" draw:text-style-name="P2" draw:layer="layout" svg:x1="14.6cm" svg:y1="2.8cm" svg:x2="24.335cm" svg:y2="4.5cm" draw:start-shape="id1" draw:start-glue-point="2" draw:end-shape="id28" draw:end-glue-point="0" svg:d="M14600 2800v850h9735v850" svg:viewBox="0 0 9736 1701">
          <text:p/>
        </draw:connector>
        <draw:custom-shape draw:style-name="gr2" draw:text-style-name="P1" xml:id="id44" draw:id="id44" draw:layer="layout" svg:width="3.6cm" svg:height="1.1cm" svg:x="12.335cm" svg:y="4.5cm">
          <text:p text:style-name="P1"><text:span text:style-name="T1">INF-D</text:span></text:p>
          <text:p text:style-name="P1"><text:span text:style-name="T1">Alpha-Phas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5" draw:id="id45" draw:layer="layout" svg:width="3.6cm" svg:height="1.1cm" svg:x="12.935cm" svg:y="5.7cm">
          <text:p text:style-name="P1"><text:span text:style-name="T1">INF-D-1</text:span></text:p>
          <text:p text:style-name="P1"><text:span text:style-name="T1">Sprint-Planning II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6" draw:id="id46" draw:layer="layout" svg:width="3.6cm" svg:height="1.1cm" svg:x="12.935cm" svg:y="6.9cm">
          <text:p text:style-name="P1"><text:span text:style-name="T1">INF-D-3</text:span></text:p>
          <text:p text:style-name="P1"><text:span text:style-name="T1">Softwareentwicklung II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7" draw:id="id47" draw:layer="layout" svg:width="3.6cm" svg:height="1.1cm" svg:x="12.935cm" svg:y="8.1cm">
          <text:p text:style-name="P1"><text:span text:style-name="T1">INF-D-4</text:span></text:p>
          <text:p text:style-name="P1"><text:span text:style-name="T1">Infrastrukturentwicklung II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8" draw:id="id48" draw:layer="layout" svg:width="3.6cm" svg:height="1.1cm" svg:x="12.935cm" svg:y="9.3cm">
          <text:p text:style-name="P1"><text:span text:style-name="T1">INF-D-2</text:span></text:p>
          <text:p text:style-name="P1"><text:span text:style-name="T1">Testentwicklung II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9" draw:id="id49" draw:layer="layout" svg:width="3.6cm" svg:height="1.1cm" svg:x="12.935cm" svg:y="10.5cm">
          <text:p text:style-name="P1"><text:span text:style-name="T1">INF-D-5</text:span></text:p>
          <text:p text:style-name="P1"><text:span text:style-name="T1">Sprint-Review II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1cm" svg:x="12.935cm" svg:y="11.7cm">
          <text:p text:style-name="P1"><text:span text:style-name="T1">INF-C-8</text:span></text:p>
          <text:p text:style-name="P1"><text:span text:style-name="T1">Sprint-Retrospective I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1" draw:id="id51" draw:layer="layout" svg:width="3.6cm" svg:height="1.1cm" svg:x="12.935cm" svg:y="12.9cm">
          <text:p text:style-name="P1"><text:span text:style-name="T1">INF-D-7</text:span></text:p>
          <text:p text:style-name="P1"><text:span text:style-name="T1">Lear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0" draw:id="id50" draw:layer="layout" svg:width="3.6cm" svg:height="1.1cm" svg:x="12.935cm" svg:y="11.7cm">
          <text:p text:style-name="P1"><text:span text:style-name="T1">INF-D-6</text:span></text:p>
          <text:p text:style-name="P1"><text:span text:style-name="T1">Sprint-Retrospective II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2" draw:id="id52" draw:layer="layout" svg:width="3.6cm" svg:height="1.1cm" svg:x="12.935cm" svg:y="14.1cm">
          <text:p text:style-name="P1"><text:span text:style-name="T1">INF-D-8</text:span></text:p>
          <text:p text:style-name="P1"><text:span text:style-name="T1">Einbindung Kundenfeedback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3" draw:id="id53" draw:layer="layout" svg:width="3.6cm" svg:height="1.1cm" svg:x="12.935cm" svg:y="15.3cm">
          <text:p text:style-name="P1"><text:span text:style-name="T1">INF-D-9</text:span></text:p>
          <text:p text:style-name="P1"><text:span text:style-name="T1">Interne Dokumentation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2.335cm" svg:y1="5.05cm" svg:x2="12.935cm" svg:y2="6.25cm" draw:start-shape="id44" draw:start-glue-point="3" draw:end-shape="id45" draw:end-glue-point="3" svg:d="M12335 5050h-501v1200h1101" svg:viewBox="0 0 1102 1201">
          <text:p/>
        </draw:connector>
        <draw:connector draw:style-name="gr3" draw:text-style-name="P2" draw:layer="layout" svg:x1="12.335cm" svg:y1="5.05cm" svg:x2="12.935cm" svg:y2="7.45cm" draw:start-shape="id44" draw:start-glue-point="3" draw:end-shape="id46" draw:end-glue-point="3" svg:d="M12335 5050h-501v2400h1101" svg:viewBox="0 0 1102 2401">
          <text:p/>
        </draw:connector>
        <draw:connector draw:style-name="gr3" draw:text-style-name="P2" draw:layer="layout" svg:x1="12.335cm" svg:y1="5.05cm" svg:x2="12.935cm" svg:y2="8.65cm" draw:start-shape="id44" draw:start-glue-point="3" draw:end-shape="id47" draw:end-glue-point="3" svg:d="M12335 5050h-501v3600h1101" svg:viewBox="0 0 1102 3601">
          <text:p/>
        </draw:connector>
        <draw:connector draw:style-name="gr3" draw:text-style-name="P2" draw:layer="layout" svg:x1="12.335cm" svg:y1="5.05cm" svg:x2="12.935cm" svg:y2="9.85cm" draw:start-shape="id44" draw:start-glue-point="3" draw:end-shape="id48" draw:end-glue-point="3" svg:d="M12335 5050h-501v4800h1101" svg:viewBox="0 0 1102 4801">
          <text:p/>
        </draw:connector>
        <draw:connector draw:style-name="gr3" draw:text-style-name="P2" draw:layer="layout" svg:x1="12.335cm" svg:y1="5.05cm" svg:x2="12.935cm" svg:y2="11.05cm" draw:start-shape="id44" draw:start-glue-point="3" draw:end-shape="id49" draw:end-glue-point="3" svg:d="M12335 5050h-501v6000h1101" svg:viewBox="0 0 1102 6001">
          <text:p/>
        </draw:connector>
        <draw:connector draw:style-name="gr3" draw:text-style-name="P2" draw:layer="layout" svg:x1="12.335cm" svg:y1="5.05cm" svg:x2="12.935cm" svg:y2="12.25cm" draw:start-shape="id44" draw:start-glue-point="3" draw:end-shape="id50" draw:end-glue-point="3" svg:d="M12335 5050h-501v7200h1101" svg:viewBox="0 0 1102 7201">
          <text:p/>
        </draw:connector>
        <draw:connector draw:style-name="gr3" draw:text-style-name="P2" draw:layer="layout" svg:x1="12.335cm" svg:y1="5.05cm" svg:x2="12.935cm" svg:y2="13.45cm" draw:start-shape="id44" draw:start-glue-point="3" draw:end-shape="id51" draw:end-glue-point="3" svg:d="M12335 5050h-501v8400h1101" svg:viewBox="0 0 1102 8401">
          <text:p/>
        </draw:connector>
        <draw:connector draw:style-name="gr3" draw:text-style-name="P2" draw:layer="layout" svg:x1="12.335cm" svg:y1="5.05cm" svg:x2="12.935cm" svg:y2="14.65cm" draw:start-shape="id44" draw:start-glue-point="3" draw:end-shape="id52" draw:end-glue-point="3" svg:d="M12335 5050h-501v9600h1101" svg:viewBox="0 0 1102 9601">
          <text:p/>
        </draw:connector>
        <draw:connector draw:style-name="gr3" draw:text-style-name="P2" draw:layer="layout" svg:x1="12.335cm" svg:y1="5.05cm" svg:x2="12.935cm" svg:y2="15.85cm" draw:start-shape="id44" draw:start-glue-point="3" draw:end-shape="id53" draw:end-glue-point="3" svg:d="M12335 5050h-501v10800h1101" svg:viewBox="0 0 1102 10801">
          <text:p/>
        </draw:connector>
        <draw:connector draw:style-name="gr3" draw:text-style-name="P2" draw:layer="layout" svg:x1="14.6cm" svg:y1="2.8cm" svg:x2="14.135cm" svg:y2="4.5cm" draw:start-shape="id1" draw:start-glue-point="2" draw:end-shape="id44" draw:end-glue-point="0" svg:d="M14600 2800v850h-465v850" svg:viewBox="0 0 466 1701">
          <text:p/>
        </draw:connector>
        <draw:custom-shape draw:style-name="gr2" draw:text-style-name="P1" xml:id="id54" draw:id="id54" draw:layer="layout" svg:width="3.6cm" svg:height="1.1cm" svg:x="17.37cm" svg:y="4.5cm">
          <text:p text:style-name="P1"><text:span text:style-name="T1">INF</text:span><text:span text:style-name="T1">-E</text:span></text:p>
          <text:p text:style-name="P1"><text:span text:style-name="T1">Bet</text:span><text:span text:style-name="T1">a-</text:span><text:span text:style-name="T1">Ph</text:span><text:span text:style-name="T1">as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5" draw:id="id55" draw:layer="layout" svg:width="3.6cm" svg:height="1.1cm" svg:x="17.97cm" svg:y="5.7cm">
          <text:p text:style-name="P1"><text:span text:style-name="T1">INF-E-1</text:span></text:p>
          <text:p text:style-name="P1"><text:span text:style-name="T1">Sprint-Planning IV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6" draw:id="id56" draw:layer="layout" svg:width="3.6cm" svg:height="1.1cm" svg:x="17.97cm" svg:y="6.9cm">
          <text:p text:style-name="P1"><text:span text:style-name="T1">INF-E-3</text:span></text:p>
          <text:p text:style-name="P1"><text:span text:style-name="T1">Softwareentwicklun</text:span><text:span text:style-name="T1">g IV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7" draw:id="id57" draw:layer="layout" svg:width="3.6cm" svg:height="1.1cm" svg:x="17.97cm" svg:y="8.1cm">
          <text:p text:style-name="P1"><text:span text:style-name="T1">I</text:span><text:span text:style-name="T1">N</text:span><text:span text:style-name="T1">F</text:span><text:span text:style-name="T1">-</text:span><text:span text:style-name="T1">E</text:span><text:span text:style-name="T1">-</text:span><text:span text:style-name="T1">4</text:span></text:p>
          <text:p text:style-name="P1"><text:span text:style-name="T1">I</text:span><text:span text:style-name="T1">n</text:span><text:span text:style-name="T1">f</text:span><text:span text:style-name="T1">r</text:span><text:span text:style-name="T1">a</text:span><text:span text:style-name="T1">s</text:span><text:span text:style-name="T1">t</text:span><text:span text:style-name="T1">r</text:span><text:span text:style-name="T1">u</text:span><text:span text:style-name="T1">k</text:span><text:span text:style-name="T1">t</text:span><text:span text:style-name="T1">u</text:span><text:span text:style-name="T1">r</text:span><text:span text:style-name="T1">e</text:span><text:span text:style-name="T1">n</text:span><text:span text:style-name="T1">t</text:span><text:span text:style-name="T1">w</text:span><text:span text:style-name="T1">i</text:span><text:span text:style-name="T1">c</text:span><text:span text:style-name="T1">k</text:span><text:span text:style-name="T1">l</text:span><text:span text:style-name="T1">u</text:span><text:span text:style-name="T1">n</text:span><text:span text:style-name="T1">g</text:span><text:span text:style-name="T1"> </text:span><text:span text:style-name="T1">I</text:span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8" draw:id="id58" draw:layer="layout" svg:width="3.6cm" svg:height="1.1cm" svg:x="17.97cm" svg:y="9.3cm">
          <text:p text:style-name="P1"><text:span text:style-name="T1">INF</text:span><text:span text:style-name="T1">-E-</text:span><text:span text:style-name="T1">2</text:span></text:p>
          <text:p text:style-name="P1"><text:span text:style-name="T1">Tes</text:span><text:span text:style-name="T1">tent</text:span><text:span text:style-name="T1">wic</text:span><text:span text:style-name="T1">klu</text:span><text:span text:style-name="T1">ng </text:span><text:span text:style-name="T1">IV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9" draw:id="id59" draw:layer="layout" svg:width="3.6cm" svg:height="1.1cm" svg:x="17.97cm" svg:y="10.5cm">
          <text:p text:style-name="P1"><text:span text:style-name="T1">INF-E-5</text:span></text:p>
          <text:p text:style-name="P1"><text:span text:style-name="T1">Sprint-Review IV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1cm" svg:x="17.97cm" svg:y="11.7cm">
          <text:p text:style-name="P1"><text:span text:style-name="T1">INF-C-8</text:span></text:p>
          <text:p text:style-name="P1"><text:span text:style-name="T1">Sprint-</text:span><text:span text:style-name="T1">Retrospective I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1" draw:id="id61" draw:layer="layout" svg:width="3.6cm" svg:height="1.1cm" svg:x="17.97cm" svg:y="12.9cm">
          <text:p text:style-name="P1"><text:span text:style-name="T1">INF-E-7</text:span></text:p>
          <text:p text:style-name="P1"><text:span text:style-name="T1">Lear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0" draw:id="id60" draw:layer="layout" svg:width="3.6cm" svg:height="1.1cm" svg:x="17.97cm" svg:y="11.7cm">
          <text:p text:style-name="P1"><text:span text:style-name="T1">INF</text:span><text:span text:style-name="T1">-E-</text:span><text:span text:style-name="T1">6</text:span></text:p>
          <text:p text:style-name="P1"><text:span text:style-name="T1">Spr</text:span><text:span text:style-name="T1">int-</text:span><text:span text:style-name="T1">Ret</text:span><text:span text:style-name="T1">ros</text:span><text:span text:style-name="T1">pec</text:span><text:span text:style-name="T1">tive </text:span><text:span text:style-name="T1">IV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2" draw:id="id62" draw:layer="layout" svg:width="3.6cm" svg:height="1.1cm" svg:x="17.97cm" svg:y="14.1cm">
          <text:p text:style-name="P1"><text:span text:style-name="T1">INF-E-8</text:span></text:p>
          <text:p text:style-name="P1"><text:span text:style-name="T1">Einbindung </text:span><text:span text:style-name="T1">Kundenfeedback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3" draw:id="id63" draw:layer="layout" svg:width="3.6cm" svg:height="1.1cm" svg:x="17.97cm" svg:y="15.3cm">
          <text:p text:style-name="P1"><text:span text:style-name="T1">INF-E-9</text:span></text:p>
          <text:p text:style-name="P1"><text:span text:style-name="T1">Interne </text:span><text:span text:style-name="T1">Dokumentation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7.37cm" svg:y1="5.05cm" svg:x2="17.97cm" svg:y2="6.25cm" draw:start-shape="id54" draw:start-glue-point="3" draw:end-shape="id55" draw:end-glue-point="3" svg:d="M17370 5050h-501v1200h1101" svg:viewBox="0 0 1102 1201">
          <text:p/>
        </draw:connector>
        <draw:connector draw:style-name="gr3" draw:text-style-name="P2" draw:layer="layout" svg:x1="17.37cm" svg:y1="5.05cm" svg:x2="17.97cm" svg:y2="7.45cm" draw:start-shape="id54" draw:start-glue-point="3" draw:end-shape="id56" draw:end-glue-point="3" svg:d="M17370 5050h-501v2400h1101" svg:viewBox="0 0 1102 2401">
          <text:p/>
        </draw:connector>
        <draw:connector draw:style-name="gr3" draw:text-style-name="P2" draw:layer="layout" svg:x1="17.37cm" svg:y1="5.05cm" svg:x2="17.97cm" svg:y2="8.65cm" draw:start-shape="id54" draw:start-glue-point="3" draw:end-shape="id57" draw:end-glue-point="3" svg:d="M17370 5050h-501v3600h1101" svg:viewBox="0 0 1102 3601">
          <text:p/>
        </draw:connector>
        <draw:connector draw:style-name="gr3" draw:text-style-name="P2" draw:layer="layout" svg:x1="17.37cm" svg:y1="5.05cm" svg:x2="17.97cm" svg:y2="9.85cm" draw:start-shape="id54" draw:start-glue-point="3" draw:end-shape="id58" draw:end-glue-point="3" svg:d="M17370 5050h-501v4800h1101" svg:viewBox="0 0 1102 4801">
          <text:p/>
        </draw:connector>
        <draw:connector draw:style-name="gr3" draw:text-style-name="P2" draw:layer="layout" svg:x1="17.37cm" svg:y1="5.05cm" svg:x2="17.97cm" svg:y2="11.05cm" draw:start-shape="id54" draw:start-glue-point="3" draw:end-shape="id59" draw:end-glue-point="3" svg:d="M17370 5050h-501v6000h1101" svg:viewBox="0 0 1102 6001">
          <text:p/>
        </draw:connector>
        <draw:connector draw:style-name="gr3" draw:text-style-name="P2" draw:layer="layout" svg:x1="17.37cm" svg:y1="5.05cm" svg:x2="17.97cm" svg:y2="12.25cm" draw:start-shape="id54" draw:start-glue-point="3" draw:end-shape="id60" draw:end-glue-point="3" svg:d="M17370 5050h-501v7200h1101" svg:viewBox="0 0 1102 7201">
          <text:p/>
        </draw:connector>
        <draw:connector draw:style-name="gr3" draw:text-style-name="P2" draw:layer="layout" svg:x1="17.37cm" svg:y1="5.05cm" svg:x2="17.97cm" svg:y2="13.45cm" draw:start-shape="id54" draw:start-glue-point="3" draw:end-shape="id61" draw:end-glue-point="3" svg:d="M17370 5050h-501v8400h1101" svg:viewBox="0 0 1102 8401">
          <text:p/>
        </draw:connector>
        <draw:connector draw:style-name="gr3" draw:text-style-name="P2" draw:layer="layout" svg:x1="17.37cm" svg:y1="5.05cm" svg:x2="17.97cm" svg:y2="14.65cm" draw:start-shape="id54" draw:start-glue-point="3" draw:end-shape="id62" draw:end-glue-point="3" svg:d="M17370 5050h-501v9600h1101" svg:viewBox="0 0 1102 9601">
          <text:p/>
        </draw:connector>
        <draw:connector draw:style-name="gr3" draw:text-style-name="P2" draw:layer="layout" svg:x1="17.37cm" svg:y1="5.05cm" svg:x2="17.97cm" svg:y2="15.85cm" draw:start-shape="id54" draw:start-glue-point="3" draw:end-shape="id63" draw:end-glue-point="3" svg:d="M17370 5050h-501v10800h1101" svg:viewBox="0 0 1102 10801">
          <text:p/>
        </draw:connector>
        <draw:connector draw:style-name="gr3" draw:text-style-name="P2" draw:layer="layout" svg:x1="14.6cm" svg:y1="2.8cm" svg:x2="19.17cm" svg:y2="4.5cm" draw:start-shape="id1" draw:end-shape="id54" draw:end-glue-point="0" svg:d="M14600 2800v850h4570v850" svg:viewBox="0 0 4571 17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1:05:04.127659475</meta:creation-date>
    <dc:date>2020-07-01T12:23:23.027137107</dc:date>
    <meta:editing-duration>PT43M59S</meta:editing-duration>
    <meta:editing-cycles>12</meta:editing-cycles>
    <meta:generator>LibreOffice/6.4.4.2$Linux_X86_64 LibreOffice_project/40$Build-2</meta:generator>
    <meta:document-statistic meta:object-count="129"/>
  </office:meta>
</office:document-meta>
</file>